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 haremos la primera prueba con JavaScript</text:p>
      <text:p text:style-name="P1"/>
      <text:p text:style-name="P1">- Realizar un archivo htlm de forma que aparezca una pantalla con el mensaje "Bienvenido al mundo del JavaScript"</text:p>
      <text:p text:style-name="P1">- Realizar dicha actividad con el script tanto incluido en el archivo HTML, como de forma externa.</text:p>
      <text:p text:style-name="P1"/>
      <text:p text:style-name="P1">ENVIAR el archivo html y el archivo j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23.487220378</meta:creation-date>
    <meta:generator>LibreOffice/7.4.7.2$Linux_X86_64 LibreOffice_project/40$Build-2</meta:generator>
    <dc:date>2023-09-21T17:11:36.393721901</dc:date>
    <meta:editing-duration>PT2M56S</meta:editing-duration>
    <meta:editing-cycles>3</meta:editing-cycles>
    <meta:document-statistic meta:table-count="0" meta:image-count="0" meta:object-count="0" meta:page-count="1" meta:paragraph-count="4" meta:word-count="52" meta:character-count="304" meta:non-whitespace-character-count="256"/>
  </office:meta>
</office:document-meta>
</file>